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18H19M43.547S" calcext:value-type="time">
            <text:p>418:19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3H22M52.552S" calcext:value-type="time">
            <text:p>03:22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19H08M08.668S" calcext:value-type="time">
            <text:p>19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05:29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6T11:15:58.026000000</dc:date>
    <dc:creator>Benjamin Laws</dc:creator>
    <meta:editing-duration>P17DT1H50M13S</meta:editing-duration>
    <meta:editing-cycles>470</meta:editing-cycles>
    <meta:generator>LibreOffice/7.1.8.1$Windows_X86_64 LibreOffice_project/e1f30c802c3269a1d052614453f260e49458c82c</meta:generator>
    <meta:document-statistic meta:table-count="2" meta:cell-count="704" meta:object-count="0"/>
  </office:meta>
</office:document-meta>
</file>